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8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4" style:family="paragraph" style:parent-style-name="Standard">
      <style:paragraph-properties fo:line-height="0.459cm"/>
      <style:text-properties style:font-name="Arial"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P15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7" style:family="paragraph" style:parent-style-name="Texte_20_de_20_saisie"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0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size-complex="11pt"/>
    </style:style>
    <style:style style:name="P23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fo:font-weight="normal" style:font-size-asian="11pt" style:font-weight-asian="normal" style:font-name-complex="Arial" style:font-size-complex="11pt"/>
    </style:style>
    <style:style style:name="P24" style:family="paragraph" style:parent-style-name="Texte_20_de_20_bulles">
      <style:paragraph-properties fo:line-height="0.388cm" style:snap-to-layout-grid="false"/>
      <style:text-properties style:font-name="Arial"/>
    </style:style>
    <style:style style:name="P25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name-complex="Times New Roman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om_voi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refusreferent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table-cell table:style-name="Tableau1.A1" table:number-columns-spanned="2" office:value-type="string">
              <text:p text:style-name="P11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11"/>
            </table:table-cell>
            <table:table-cell table:style-name="Tableau1.A1" table:number-rows-spanned="5" office:value-type="string">
              <text:p text:style-name="P14"><text:user-field-get text:name="referent_qual"/> <text:s text:c="2"/><text:user-field-get text:name="referent_nom"/> <text:s/><text:user-field-get text:name="referent_prenom"/></text:p>
              <text:p text:style-name="P15"><text:user-field-get text:name="structurereferente_num_voie"/> <text:s/><text:user-field-get text:name="structurereferente_type_voie"/> <text:s/><text:user-field-get text:name="structurereferente_nom_voie"/></text:p>
              <text:p text:style-name="P15"><text:user-field-get text:name="structurereferente_code_postal"/> <text:user-field-get text:name="structurereferente_ville"/></text:p>
              <text:p text:style-name="P15"/>
              <text:p text:style-name="P13"><text:user-field-get text:name="referent_numero_poste"/></text:p>
              <text:p text:style-name="P13"><text:user-field-get text:name="referent_mail"/></text:p>
            </table:table-cell>
          </table:table-row>
          <table:table-row table:style-name="Tableau1.4">
            <table:table-cell table:style-name="Tableau1.A1" office:value-type="string">
              <text:p text:style-name="P7">Réf. : </text:p>
            </table:table-cell>
            <table:table-cell table:style-name="Tableau1.A1" table:number-columns-spanned="2" office:value-type="string">
              <text:p text:style-name="P24"><text:span text:style-name="T2">DPAS/SIS/ N° APRE <text:s/></text:span><text:span text:style-name="T2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7">Affaire suivie par : </text:p>
            </table:table-cell>
            <table:covered-table-cell/>
            <table:table-cell table:style-name="Tableau1.A1" office:value-type="string">
              <text:p text:style-name="P9"><text:span text:style-name="T1"><text:s text:c="2"/></text:span><text:span text:style-name="T1"><text:user-field-get text:name="dataperssuivi_qualsuivi"/></text:span><text:span text:style-name="T1"> <text:s/></text:span><text:span text:style-name="T1"><text:user-field-get text:name="dataperssuivi_nomsuivi"/></text:span><text:span text:style-name="T1"> <text:s/></text:span><text:span text:style-name="T1"><text:user-field-get text:name="dataperssuivi_prenomsuivi"/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7">Tél. : </text:p>
            </table:table-cell>
            <table:table-cell table:style-name="Tableau1.A1" table:number-columns-spanned="2" office:value-type="string">
              <text:p text:style-name="P8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2">Bobigny, le <text:s/>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0"/>
        <text:p text:style-name="P10"/>
        <text:p text:style-name="P10"/>
        <text:p text:style-name="P10"><text:s/><text:user-field-get text:name="referent_qual"/>,</text:p>
        <text:p text:style-name="P10"/>
        <text:p text:style-name="P18">Je vous prie de trouver ci-joint, une copie du courrier adressé à <text:s text:c="2"/><text:user-field-get text:name="personne_qual"/> <text:s/><text:user-field-get text:name="personne_nom"/> <text:s/><text:user-field-get text:name="personne_prenom"/> ,</text:p>
        <text:p text:style-name="P17">concernant sa demande d’Aide Personnalisée au Retour à l’Emploi.</text:p>
        <text:p text:style-name="P17"/>
        <text:p text:style-name="P17">Je vous remercie de votre collaboration et reste à votre disposition pour tout échange à ce sujet.</text:p>
        <text:p text:style-name="P17"/>
        <text:p text:style-name="P17">Je vous prie de croire, <text:user-field-get text:name="referent_qual"/> , à l'assurance de mes salutations distinguées.</text:p>
        <text:p text:style-name="P20"/>
        <text:p text:style-name="P19"/>
        <text:p text:style-name="P19"/>
        <text:p text:style-name="P19"/>
        <text:p text:style-name="P21">13Laëtitia Hélouet </text:p>
        <text:p text:style-name="P23">Chef du Service </text:p>
        <text:p text:style-name="P23">de l’Insertion et de la Solidarité</text:p>
        <text:p text:style-name="P22"/>
        <text:p text:style-name="P22"><draw:frame draw:style-name="fr1" draw:name="images1" text:anchor-type="paragraph" svg:x="7.671cm" svg:y="0cm" svg:width="2.939cm" svg:height="2.09cm" draw:z-index="0"><draw:image xlink:href="Pictures/2000000700000B7A0000082B483968E3.svm" xlink:type="simple" xlink:show="embed" xlink:actuate="onLoad"/></draw:frame></text:p>
        <text:p text:style-name="P22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1:50:02</meta:creation-date>
    <dc:date>2010-07-30T10:01:31.48</dc:date>
    <meta:editing-duration>PT00H29M31S</meta:editing-duration>
    <meta:editing-cycles>22</meta:editing-cycles>
    <meta:generator>OpenOffice.org/3.1$Win32 OpenOffice.org_project/310m11$Build-9399</meta:generator>
    <dc:creator>Nicolas Bonsall</dc:creator>
    <meta:document-statistic meta:table-count="1" meta:image-count="1" meta:object-count="0" meta:page-count="1" meta:paragraph-count="20" meta:word-count="76" meta:character-count="486"/>
  </office:meta>
</office:document-meta>
</file>